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fo:font-size="18pt" officeooo:rsid="000589fb" officeooo:paragraph-rsid="000589fb" style:font-size-asian="18pt" style:font-size-complex="18pt"/>
    </style:style>
    <style:style style:name="P3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P4" style:family="paragraph" style:parent-style-name="Standard">
      <style:text-properties fo:font-size="18pt" officeooo:rsid="000856a2" officeooo:paragraph-rsid="000aec2d" style:font-size-asian="18pt" style:font-size-complex="18pt"/>
    </style:style>
    <style:style style:name="P5" style:family="paragraph" style:parent-style-name="Standard">
      <style:text-properties fo:font-size="18pt" officeooo:rsid="000856a2" officeooo:paragraph-rsid="000aec2d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1"><text:tab/>git config --global user.name "Your Name"</text:p>
      <text:p text:style-name="P1"><text:tab/>git config --global user.email "<text:a xlink:type="simple" xlink:href="mailto:email@example.com" text:style-name="Internet_20_link" text:visited-style-name="Visited_20_Internet_20_Link">email@example.com</text:a>"</text:p>
      <text:p text:style-name="P1"/>
      <text:p text:style-name="P1">二、创建版本库</text:p>
      <text:p text:style-name="P2">1创建一个空目录</text:p>
      <text:p text:style-name="P2"><text:tab/>mkdir learngit</text:p>
      <text:p text:style-name="P2"><text:tab/>cd learngit</text:p>
      <text:p text:style-name="P2">2通过git init命令把这个目录变成Git可以管理的仓库：</text:p>
      <text:p text:style-name="P2"><text:tab/>git init</text:p>
      <text:p text:style-name="P2"><text:tab/></text:p>
      <text:p text:style-name="P2"><text:tab/>可以发现当前目录下多了一个.git的目录，这个目录是Git来跟踪管理版本库的，没事千万不要手动修改这个目录里面的文件，不然改乱了，就把Git仓库给破坏了。如果你没有看到.git目录，那是因为这个目录默认是隐藏的，用ls -ah命令就可以看见。</text:p>
      <text:p text:style-name="P2">3把文件添加到版本库</text:p>
      <text:p text:style-name="P2"><text:tab/>第一步，用命令git add告诉Git，把文件添加到仓库：</text:p>
      <text:p text:style-name="P2"><text:tab/>git add readme.txt</text:p>
      <text:p text:style-name="P2"><text:tab/>第二步，用命令git commit -m告诉Git，把文件提交到仓库：</text:p>
      <text:p text:style-name="P2"><text:tab/> git commit -m "wrote a readme file"</text:p>
      <text:p text:style-name="P2"/>
      <text:p text:style-name="P2">为什么Git添加文件需要add，commit一共两步呢？因为commit可以一次提交很多文件，所以你可以多次add不同的文件，比如：</text:p>
      <text:p text:style-name="P2"><text:tab/>$ git add file1.txt</text:p>
      <text:p text:style-name="P2"><text:tab/>$ git add file2.txt file3.txt</text:p>
      <text:p text:style-name="P2"><text:soft-page-break/><text:tab/>$ git commit -m "add 3 files."</text:p>
      <text:p text:style-name="P3">三、版本回退</text:p>
      <text:p text:style-name="P3"><text:tab/>运行git status命令看看结果：</text:p>
      <text:p text:style-name="P4"><text:tab/>git status</text:p>
      <text:p text:style-name="P3"><text:tab/>已经记不清上次怎么修改的readme.txt，所以，需要用git diff这个命令看看：</text:p>
      <text:p text:style-name="P4"><text:tab/>git diff readme.txt<text:tab/></text:p>
      <text:p text:style-name="P4"/>
      <text:p text:style-name="P4"><text:s text:c="9"/>再次修改文档内容</text:p>
      <text:p text:style-name="P4">首先，Git必须知道当前版本是哪个版本，在Git中，用HEAD表示当前版本，也就是最新的提交1094adb...（注意我的提交ID和你的肯定不一样），上一个版本就是HEAD^，上上一个版本就是HEAD^^，当然往上100个版本写100个^比较容易数不过来，所以写成HEAD~100。</text:p>
      <text:p text:style-name="P4"><text:tab/>git reset --hard HEAD^</text:p>
      <text:p text:style-name="P4">只要上面的命令行窗口还没有被关掉，你就可以顺着往上找啊找啊，找到那个append GPL的commit id是1094adb...，于是就可以指定回到未来的某个版本：</text:p>
      <text:p text:style-name="P4"><text:tab/> git reset --hard 1094a</text:p>
      <text:p text:style-name="P4">版本号没必要写全，前几位就可以了，Git会自动去找。当然也不能只写前一两位，因为Git可能会找到多个版本号，就无法确定是哪一个了。</text:p>
      <text:p text:style-name="P4"/>
      <text:p text:style-name="P4">现在，你回退到了某个版本，关掉了电脑，第二天早上就后悔了，想恢复到新版本怎么办？找不到新版本的commit id怎么办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19:04:37.013250502</dc:date>
    <meta:editing-duration>PT1H44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652" meta:character-count="1127" meta:non-whitespace-character-count="1039"/>
  </office:meta>
</office:document-meta>
</file>